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8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3.817cm"/>
    </style:style>
    <style:style style:name="co4" style:family="table-column">
      <style:table-column-properties fo:break-before="auto" style:column-width="10.463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6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085cm" fo:break-before="auto" style:use-optimal-row-height="false"/>
    </style:style>
    <style:style style:name="ro8" style:family="table-row">
      <style:table-row-properties style:row-height="1.552cm" fo:break-before="auto" style:use-optimal-row-height="false"/>
    </style:style>
    <style:style style:name="ro9" style:family="table-row">
      <style:table-row-properties style:row-height="1.111cm" fo:break-before="auto" style:use-optimal-row-height="true"/>
    </style:style>
    <style:style style:name="ro10" style:family="table-row">
      <style:table-row-properties style:row-height="3.228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MS LINQ analogs</text:p>
          </table:table-cell>
          <table:covered-table-cell table:number-columns-repeated="3"/>
          <table:table-cell table:number-columns-repeated="60"/>
        </table:table-row>
        <table:table-row table:style-name="ro2">
          <table:table-cell table:style-name="ce1" office:value-type="string" calcext:value-type="string">
            <text:p>ObservableComputations </text:p>
            <text:p>overloaded </text:p>
            <text:p>methods group </text:p>
          </table:table-cell>
          <table:table-cell table:style-name="ce18" office:value-type="string" calcext:value-type="string">
            <text:p>MS LINQ overloaded </text:p>
            <text:p>methods group</text:p>
          </table:table-cell>
          <table:table-cell table:style-name="ce18" office:value-type="string" calcext:value-type="string">
            <text:p>Returned instance</text:p>
            <text:p> class derived from</text:p>
          </table:table-cell>
          <table:table-cell table:style-name="ce21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6" office:value-type="string" calcext:value-type="string">
            <text:p>Appending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ggregating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llComputing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nyCompu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veraging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asting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oncatenating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</text:p>
          </table:table-cell>
          <table:table-cell table:style-name="ce11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ntainsCompu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6" office:value-type="string" calcext:value-type="string">
            <text:p>ObservableCollection</text:p>
            <text:p>    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stincting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index requested is out of source collection</text:p>
            <text:p>range ScalarComputing&lt;TSourceItem&gt;.Value </text:p>
            <text:p>property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Excepting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7" office:value-type="string" calcext:value-type="string">
            <text:p>FirstComputing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ing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</text:p>
          </table:table-cell>
          <table:table-cell table:style-name="ce11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Joining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dicateGroupJoining</text:p>
          </table:table-cell>
          <table:covered-table-cell table:style-name="ce10"/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IndicesComputing</text:p>
          </table:table-cell>
          <table:table-cell table:style-name="ce10" office:value-type="string" calcext:value-type="string">
            <text:p>IndexOf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Intersecting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Joining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LastComputing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Maximazing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</text:p>
            <text:p>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Minimazing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OfTypeComputing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Ordering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Ordering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pending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Reversing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lecting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lectingMany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While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ummarizing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While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henOrdering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henOrdering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ctionaring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Hashing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Uniting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Filtering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Zipping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2" office:value-type="string" calcext:value-type="string" table:number-columns-spanned="4" table:number-rows-spanned="1">
            <text:p>Other features</text:p>
          </table:table-cell>
          <table:covered-table-cell table:number-columns-repeated="3"/>
          <table:table-cell table:number-columns-repeated="60"/>
        </table:table-row>
        <table:table-row table:style-name="ro9">
          <table:table-cell table:style-name="ce1" office:value-type="string" calcext:value-type="string">
            <text:p>ObservableComputations overloaded methods group </text:p>
          </table:table-cell>
          <table:table-cell table:style-name="ce21" office:value-type="string" calcext:value-type="string" table:number-columns-spanned="2" table:number-rows-spanned="1">
            <text:p>Returned instance class derived from</text:p>
          </table:table-cell>
          <table:covered-table-cell table:style-name="ce18"/>
          <table:table-cell table:style-name="ce21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Binding class</text:p>
          </table:table-cell>
          <table:table-cell table:style-name="ce22" table:number-columns-spanned="2" table:number-rows-spanned="1"/>
          <table:covered-table-cell table:style-name="ce31"/>
          <table:table-cell table:style-name="ce11" office:value-type="string" calcext:value-type="string">
            <text:p>see more <text:a xlink:href="#bind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Dispatch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Dispo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/>
          <table:table-cell table:number-columns-repeated="60"/>
        </table:table-row>
        <table:table-row table:style-name="ro10">
          <table:table-cell table:style-name="ce7" office:value-type="string" calcext:value-type="string">
            <text:p>CollectionPausing</text:p>
          </table:table-cell>
          <table:table-cell table:style-name="ce27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When setting the value true </text:p>
            <text:p>for the IsPaused property </text:p>
            <text:p>does not apply changes </text:p>
            <text:p>of source collection </text:p>
            <text:p>and accumulates them, </text:p>
            <text:p>further, when setting value false</text:p>
            <text:p> for property IsPaused </text:p>
            <text:p>applies all accumulated changes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Proces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27"/>
          <table:table-cell table:style-name="ce11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mput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Differ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differingtresult-extension-method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ag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/>
          <table:table-cell table:number-columns-repeated="60"/>
        </table:table-row>
        <table:table-row table:style-name="ro3">
          <table:table-cell table:style-name="ce17" office:value-type="string" calcext:value-type="string">
            <text:p>PreviousTracking</text:p>
          </table:table-cell>
          <table:table-cell table:style-name="ce29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ropertyAccessing</text:p>
          </table:table-cell>
          <table:table-cell table:style-name="ce27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PropertyDispatching</text:p>
          </table:table-cell>
          <table:table-cell table:style-name="ce23" office:value-type="string" calcext:value-type="string" table:number-columns-spanned="2" table:number-rows-spanned="1">
            <text:p>IReadScalar</text:p>
            <text:p>IWriteScalar</text:p>
            <text:p>IScalar</text:p>
            <text:p>IComputing</text:p>
          </table:table-cell>
          <table:covered-table-cell table:style-name="ce31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Dispatch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Dispo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/>
          <table:table-cell table:number-columns-repeated="60"/>
        </table:table-row>
        <table:table-row table:style-name="ro10">
          <table:table-cell table:style-name="ce7" office:value-type="string" calcext:value-type="string">
            <text:p>ScalarPausing</text:p>
          </table:table-cell>
          <table:table-cell table:style-name="ce27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When setting the value true </text:p>
            <text:p>for the IsPaused property </text:p>
            <text:p>does not apply changes </text:p>
            <text:p>of source scalar</text:p>
            <text:p>and accumulates them, </text:p>
            <text:p>further, when setting value false</text:p>
            <text:p> for property IsPaused </text:p>
            <text:p>applies accumulated changes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Proces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Proces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Us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arbitrary-expression-observing" xlink:type="simple">here</text:a> and <text:a xlink:href="#applications-of-usingtresult-extension-method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WeakPreviousTrack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7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9:Лист1.D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.00.0000</text:date>, <text:time style:data-style-name="N2" text:time-value="22:14:17.42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12-27T22:24:31.467000000</dc:date>
    <meta:generator>LibreOffice/6.4.0.3$Windows_x86 LibreOffice_project/b0a288ab3d2d4774cb44b62f04d5d28733ac6df8</meta:generator>
    <meta:editing-duration>PT1H39M11S</meta:editing-duration>
    <meta:editing-cycles>22</meta:editing-cycles>
    <meta:document-statistic meta:table-count="2" meta:cell-count="1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